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DeepNumismatic</text:p>
      <text:p text:style-name="Standard"/>
      <text:p text:style-name="Standard">The program consists of two parts:</text:p>
      <text:p text:style-name="Standard">1. a CNN to identify from a picture what coin it is</text:p>
      <text:p text:style-name="Standard">2. a statistical model for all other attributes (weight, dimensions, text)</text:p>
      <text:p text:style-name="Standard"/>
      <text:p text:style-name="Standard">Should be able to identify for test data:</text:p>
      <text:p text:style-name="Standard">1. the coin</text:p>
      <text:p text:style-name="Standard">2. is it real or fake</text:p>
      <text:p text:style-name="Standard"/>
      <text:p text:style-name="Standard"/>
      <text:p text:style-name="Standard">Data mining:</text:p>
      <text:p text:style-name="Standard">- csv file with data for all known Roman coins from<text:s/><text:a xlink:href="https://numismatics.org/" office:target-frame-name="_top" xlink:show="replace">https://numismatics.org</text:a></text:p>
      <text:p text:style-name="Standard">- Mined pictures/examples of each type of coin</text:p>
      <text:p text:style-name="Standard"><text:tab/>-<text:s/>https://www.acsearch.info/</text:p>
      <text:p text:style-name="Standard"><text:tab/></text:p>
      <text:p text:style-name="Standard"/>
      <text:p text:style-name="Standard">Data set to begin with:</text:p>
      <text:p text:style-name="Standard"><text:a xlink:href="https://github.com/sinemaslanx/RRC-60?tab=readme-ov-file" office:target-frame-name="_top" xlink:show="replace"><text:span text:style-name="Hyperlink">https://github.com/sinemaslanx/RRC-60?tab=readme-ov-file</text:span></text:a><text:s/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Dennis Hansen</dc:creator>
    <meta:creation-date>2025-10-11T01:12:00Z</meta:creation-date>
    <dc:date>2025-10-11T21:45:00Z</dc:date>
    <meta:template xlink:href="Normal" xlink:type="simple"/>
    <meta:editing-cycles>4</meta:editing-cycles>
    <meta:editing-duration>PT1260S</meta:editing-duration>
    <meta:document-statistic meta:page-count="1" meta:paragraph-count="1" meta:word-count="92" meta:character-count="622" meta:row-count="4" meta:non-whitespace-character-count="531"/>
  </office:meta>
</office:document-meta>
</file>